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1.15cm" fo:min-width="12.9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1.64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2.75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1.15cm" fo:min-width="12.872cm" fo:padding-top="0.175cm" fo:padding-bottom="0.175cm" fo:padding-left="0.3cm" fo:padding-right="0.3cm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textarea-vertical-align="middle" draw:auto-grow-height="false" fo:min-height="0.351cm" fo:min-width="0.201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2pt" style:font-size-asian="18pt" style:font-size-complex="18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3.5cm" svg:height="1.5cm" svg:x="3cm" svg:y="0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4cm" svg:height="1.987cm" svg:x="0.1cm" svg:y="0.713cm">
          <draw:text-box>
            <text:p><text:span text:style-name="T1">Main</text:span></text:p>
          </draw:text-box>
        </draw:frame>
        <draw:frame draw:style-name="gr3" draw:text-style-name="P2" draw:layer="layout" svg:width="2.6cm" svg:height="1.987cm" svg:x="0.5cm" svg:y="2.63cm">
          <draw:text-box>
            <text:p><text:span text:style-name="T1">fact</text:span></text:p>
            <text:p><text:span text:style-name="T1"/></text:p>
          </draw:text-box>
        </draw:frame>
        <draw:frame draw:style-name="gr4" draw:text-style-name="P3" draw:layer="layout" svg:width="0.853cm" svg:height="0.962cm" svg:x="13.803cm" svg:y="2.7cm">
          <draw:text-box draw:corner-radius="5.4cm">
            <text:p>6</text:p>
          </draw:text-box>
        </draw:frame>
        <draw:custom-shape draw:style-name="gr5" draw:text-style-name="P1" draw:layer="layout" svg:width="13.472cm" svg:height="1.5cm" svg:x="3.028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5cm" svg:height="1.5cm" svg:x="3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5cm" svg:height="1.5cm" svg:x="3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5cm" svg:height="1.5cm" svg:x="3cm" svg:y="8.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53cm" svg:height="0.962cm" svg:x="3.3cm" svg:y="2.7cm">
          <draw:text-box draw:corner-radius="5.4cm">
            <text:p>n</text:p>
          </draw:text-box>
        </draw:frame>
        <draw:line draw:style-name="gr6" draw:text-style-name="P4" draw:layer="layout" svg:x1="4.1cm" svg:y1="3.2cm" svg:x2="5.1cm" svg:y2="3.2cm">
          <text:p/>
        </draw:line>
        <draw:frame draw:style-name="gr4" draw:text-style-name="P3" draw:layer="layout" svg:width="0.853cm" svg:height="0.962cm" svg:x="5.001cm" svg:y="2.7cm">
          <draw:text-box draw:corner-radius="5.4cm">
            <text:p>3</text:p>
          </draw:text-box>
        </draw:frame>
        <draw:frame draw:style-name="gr4" draw:text-style-name="P3" draw:layer="layout" svg:width="0.853cm" svg:height="0.962cm" svg:x="10.147cm" svg:y="2.7cm">
          <draw:text-box draw:corner-radius="5.4cm">
            <text:p>2</text:p>
          </draw:text-box>
        </draw:frame>
        <draw:frame draw:style-name="gr3" draw:text-style-name="P2" draw:layer="layout" svg:width="2.6cm" svg:height="1.987cm" svg:x="0.5cm" svg:y="4.431cm">
          <draw:text-box>
            <text:p><text:span text:style-name="T1">fact</text:span></text:p>
            <text:p><text:span text:style-name="T1"/></text:p>
          </draw:text-box>
        </draw:frame>
        <draw:frame draw:style-name="gr3" draw:text-style-name="P2" draw:layer="layout" svg:width="2.6cm" svg:height="1.987cm" svg:x="0.5cm" svg:y="6.532cm">
          <draw:text-box>
            <text:p><text:span text:style-name="T1">fact</text:span></text:p>
            <text:p><text:span text:style-name="T1"/></text:p>
          </draw:text-box>
        </draw:frame>
        <draw:frame draw:style-name="gr3" draw:text-style-name="P2" draw:layer="layout" svg:width="2.6cm" svg:height="1.987cm" svg:x="0.5cm" svg:y="8.433cm">
          <draw:text-box>
            <text:p><text:span text:style-name="T1">fact</text:span></text:p>
            <text:p><text:span text:style-name="T1"/></text:p>
          </draw:text-box>
        </draw:frame>
        <draw:custom-shape draw:style-name="gr7" draw:text-style-name="P5" draw:layer="layout" svg:width="0.7cm" svg:height="0.6cm" draw:transform="rotate (-1.4463543511277) translate (17.029cm 1.81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" draw:text-style-name="P5" draw:layer="layout" svg:width="0.7cm" svg:height="0.6cm" draw:transform="rotate (-1.4463543511277) translate (17.022cm 3.867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" draw:text-style-name="P5" draw:layer="layout" svg:width="0.7cm" svg:height="0.6cm" draw:transform="rotate (-1.4463543511277) translate (17.015cm 5.824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" draw:text-style-name="P5" draw:layer="layout" svg:width="0.7cm" svg:height="0.6cm" draw:transform="rotate (-1.4463543511277) translate (17.008cm 7.881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" draw:text-style-name="P3" draw:layer="layout" svg:width="0.853cm" svg:height="0.962cm" svg:x="3.301cm" svg:y="4.7cm">
          <draw:text-box draw:corner-radius="5.4cm">
            <text:p>n</text:p>
          </draw:text-box>
        </draw:frame>
        <draw:frame draw:style-name="gr4" draw:text-style-name="P3" draw:layer="layout" svg:width="0.853cm" svg:height="0.962cm" svg:x="3.302cm" svg:y="6.7cm">
          <draw:text-box draw:corner-radius="5.4cm">
            <text:p>n</text:p>
          </draw:text-box>
        </draw:frame>
        <draw:frame draw:style-name="gr4" draw:text-style-name="P3" draw:layer="layout" svg:width="0.853cm" svg:height="0.962cm" svg:x="3.303cm" svg:y="8.6cm">
          <draw:text-box draw:corner-radius="5.4cm">
            <text:p>n</text:p>
          </draw:text-box>
        </draw:frame>
        <draw:line draw:style-name="gr6" draw:text-style-name="P4" draw:layer="layout" svg:x1="4.1cm" svg:y1="5.2cm" svg:x2="5.1cm" svg:y2="5.2cm">
          <text:p/>
        </draw:line>
        <draw:line draw:style-name="gr6" draw:text-style-name="P4" draw:layer="layout" svg:x1="4.1cm" svg:y1="7.2cm" svg:x2="5.1cm" svg:y2="7.2cm">
          <text:p/>
        </draw:line>
        <draw:line draw:style-name="gr6" draw:text-style-name="P4" draw:layer="layout" svg:x1="4.1cm" svg:y1="9.1cm" svg:x2="5.1cm" svg:y2="9.1cm">
          <text:p/>
        </draw:line>
        <draw:frame draw:style-name="gr4" draw:text-style-name="P3" draw:layer="layout" svg:width="0.853cm" svg:height="0.962cm" svg:x="5.002cm" svg:y="4.7cm">
          <draw:text-box draw:corner-radius="5.4cm">
            <text:p>2</text:p>
          </draw:text-box>
        </draw:frame>
        <draw:frame draw:style-name="gr4" draw:text-style-name="P3" draw:layer="layout" svg:width="0.853cm" svg:height="0.962cm" svg:x="5.003cm" svg:y="6.7cm">
          <draw:text-box draw:corner-radius="5.4cm">
            <text:p>1</text:p>
          </draw:text-box>
        </draw:frame>
        <draw:frame draw:style-name="gr4" draw:text-style-name="P3" draw:layer="layout" svg:width="0.853cm" svg:height="0.962cm" svg:x="5.004cm" svg:y="8.6cm">
          <draw:text-box draw:corner-radius="5.4cm">
            <text:p>0</text:p>
          </draw:text-box>
        </draw:frame>
        <draw:frame draw:style-name="gr4" draw:text-style-name="P3" draw:layer="layout" svg:width="2.798cm" svg:height="0.962cm" svg:x="6.502cm" svg:y="2.7cm">
          <draw:text-box draw:corner-radius="5.4cm">
            <text:p>recurse</text:p>
          </draw:text-box>
        </draw:frame>
        <draw:line draw:style-name="gr6" draw:text-style-name="P4" draw:layer="layout" svg:x1="9.1cm" svg:y1="3.2cm" svg:x2="10.1cm" svg:y2="3.2cm">
          <text:p/>
        </draw:line>
        <draw:frame draw:style-name="gr4" draw:text-style-name="P3" draw:layer="layout" svg:width="2.798cm" svg:height="0.962cm" svg:x="11.902cm" svg:y="2.7cm">
          <draw:text-box draw:corner-radius="5.4cm">
            <text:p>result</text:p>
          </draw:text-box>
        </draw:frame>
        <draw:line draw:style-name="gr6" draw:text-style-name="P4" draw:layer="layout" svg:x1="13.9cm" svg:y1="3.2cm" svg:x2="14.9cm" svg:y2="3.2cm">
          <text:p/>
        </draw:line>
        <draw:frame draw:style-name="gr4" draw:text-style-name="P3" draw:layer="layout" svg:width="0.853cm" svg:height="0.962cm" svg:x="16.903cm" svg:y="1.7cm">
          <draw:text-box draw:corner-radius="5.4cm">
            <text:p>6</text:p>
          </draw:text-box>
        </draw:frame>
        <draw:frame draw:style-name="gr4" draw:text-style-name="P3" draw:layer="layout" svg:width="2.798cm" svg:height="0.962cm" svg:x="6.502cm" svg:y="4.7cm">
          <draw:text-box draw:corner-radius="5.4cm">
            <text:p>recurse</text:p>
          </draw:text-box>
        </draw:frame>
        <draw:frame draw:style-name="gr4" draw:text-style-name="P3" draw:layer="layout" svg:width="2.798cm" svg:height="0.962cm" svg:x="6.502cm" svg:y="6.7cm">
          <draw:text-box draw:corner-radius="5.4cm">
            <text:p>recurse</text:p>
          </draw:text-box>
        </draw:frame>
        <draw:line draw:style-name="gr6" draw:text-style-name="P4" draw:layer="layout" svg:x1="9.1cm" svg:y1="5.2cm" svg:x2="10.1cm" svg:y2="5.2cm">
          <text:p/>
        </draw:line>
        <draw:line draw:style-name="gr6" draw:text-style-name="P4" draw:layer="layout" svg:x1="9.1cm" svg:y1="7.2cm" svg:x2="10.1cm" svg:y2="7.2cm">
          <text:p/>
        </draw:line>
        <draw:frame draw:style-name="gr4" draw:text-style-name="P3" draw:layer="layout" svg:width="0.853cm" svg:height="0.962cm" svg:x="10.203cm" svg:y="4.7cm">
          <draw:text-box draw:corner-radius="5.4cm">
            <text:p>1</text:p>
          </draw:text-box>
        </draw:frame>
        <draw:frame draw:style-name="gr4" draw:text-style-name="P3" draw:layer="layout" svg:width="0.853cm" svg:height="0.962cm" svg:x="10.204cm" svg:y="6.7cm">
          <draw:text-box draw:corner-radius="5.4cm">
            <text:p>1</text:p>
          </draw:text-box>
        </draw:frame>
        <draw:frame draw:style-name="gr4" draw:text-style-name="P3" draw:layer="layout" svg:width="2.798cm" svg:height="0.962cm" svg:x="11.902cm" svg:y="4.7cm">
          <draw:text-box draw:corner-radius="5.4cm">
            <text:p>result</text:p>
          </draw:text-box>
        </draw:frame>
        <draw:frame draw:style-name="gr4" draw:text-style-name="P3" draw:layer="layout" svg:width="2.798cm" svg:height="0.962cm" svg:x="11.902cm" svg:y="6.7cm">
          <draw:text-box draw:corner-radius="5.4cm">
            <text:p>result</text:p>
          </draw:text-box>
        </draw:frame>
        <draw:frame draw:style-name="gr4" draw:text-style-name="P3" draw:layer="layout" svg:width="0.853cm" svg:height="0.962cm" svg:x="15.005cm" svg:y="6.7cm">
          <draw:text-box draw:corner-radius="5.4cm">
            <text:p>1</text:p>
          </draw:text-box>
        </draw:frame>
        <draw:line draw:style-name="gr6" draw:text-style-name="P4" draw:layer="layout" svg:x1="13.9cm" svg:y1="5.2cm" svg:x2="14.9cm" svg:y2="5.2cm">
          <text:p/>
        </draw:line>
        <draw:line draw:style-name="gr6" draw:text-style-name="P4" draw:layer="layout" svg:x1="13.9cm" svg:y1="7.2cm" svg:x2="14.9cm" svg:y2="7.2cm">
          <text:p/>
        </draw:line>
        <draw:frame draw:style-name="gr4" draw:text-style-name="P3" draw:layer="layout" svg:width="0.853cm" svg:height="0.962cm" svg:x="14.948cm" svg:y="4.7cm">
          <draw:text-box draw:corner-radius="5.4cm">
            <text:p>2</text:p>
          </draw:text-box>
        </draw:frame>
        <draw:frame draw:style-name="gr4" draw:text-style-name="P3" draw:layer="layout" svg:width="0.853cm" svg:height="0.962cm" svg:x="16.904cm" svg:y="3.7cm">
          <draw:text-box draw:corner-radius="5.4cm">
            <text:p>2</text:p>
          </draw:text-box>
        </draw:frame>
        <draw:frame draw:style-name="gr4" draw:text-style-name="P3" draw:layer="layout" svg:width="0.853cm" svg:height="0.962cm" svg:x="16.905cm" svg:y="5.6cm">
          <draw:text-box draw:corner-radius="5.4cm">
            <text:p>1</text:p>
          </draw:text-box>
        </draw:frame>
        <draw:frame draw:style-name="gr4" draw:text-style-name="P3" draw:layer="layout" svg:width="0.853cm" svg:height="0.962cm" svg:x="16.906cm" svg:y="7.7cm">
          <draw:text-box draw:corner-radius="5.4cm">
            <text:p>1</text:p>
          </draw:text-box>
        </draw:frame>
        <draw:frame draw:style-name="gr4" draw:text-style-name="P3" draw:layer="layout" svg:width="0.853cm" svg:height="0.962cm" svg:x="15.004cm" svg:y="2.7cm">
          <draw:text-box draw:corner-radius="5.4cm">
            <text:p>6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2cm" fo:margin-left="0cm" fo:margin-right="0.2cm" fo:page-width="18.4cm" fo:page-height="10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13:20:08.245846955</meta:creation-date>
    <dc:date>2020-10-26T10:48:14.388926286</dc:date>
    <meta:editing-duration>PT37M21S</meta:editing-duration>
    <meta:editing-cycles>8</meta:editing-cycles>
    <meta:generator>LibreOffice/6.4.6.2$Linux_X86_64 LibreOffice_project/40$Build-2</meta:generator>
    <meta:document-statistic meta:object-count="49"/>
  </office:meta>
</office:document-meta>
</file>